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co10" style:family="table-column">
      <style:table-column-properties fo:break-before="auto" style:column-width="1.189in"/>
    </style:style>
    <style:style style:name="co11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/>
          <table:table-cell table:style-name="ce1" office:value-type="string">
            <text:p>Major Production</text:p>
          </table:table-cell>
          <table:table-cell table:style-name="ce1" office:value-type="string">
            <text:p>Minor Production</text:p>
          </table:table-cell>
          <table:table-cell table:style-name="ce1" office:value-type="string">
            <text:p>Major Consumption</text:p>
          </table:table-cell>
          <table:table-cell table:style-name="ce1" office:value-type="string">
            <text:p>Minor Consumption</text:p>
          </table:table-cell>
          <table:table-cell table:style-name="ce1" table:number-columns-repeated="1007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13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/>
          <table:table-cell office:value-type="string">
            <text:p>Labor</text:p>
          </table:table-cell>
          <table:table-cell office:value-type="string">
            <text:p>Bread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/>
          <table:table-cell office:value-type="string">
            <text:p>Lumber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 table:number-columns-repeated="1012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/>
          <table:table-cell office:value-type="string">
            <text:p>Politic</text:p>
          </table:table-cell>
          <table:table-cell/>
          <table:table-cell office:value-type="string">
            <text:p>Cattle</text:p>
          </table:table-cell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 table:number-columns-repeated="1012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/>
          <table:table-cell office:value-type="string">
            <text:p>Cattle</text:p>
          </table:table-cell>
          <table:table-cell office:value-type="string">
            <text:p>Fruit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 table:number-columns-repeated="1012"/>
        </table:table-row>
        <table:table-row table:style-name="ro2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/>
          <table:table-cell office:value-type="string">
            <text:p>Drugs</text:p>
          </table:table-cell>
          <table:table-cell office:value-type="string">
            <text:p>Alcohol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 table:number-columns-repeated="1012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/>
          <table:table-cell office:value-type="string">
            <text:p>Science</text:p>
          </table:table-cell>
          <table:table-cell table:number-columns-repeated="2"/>
          <table:table-cell office:value-type="string">
            <text:p>Drugs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 table:number-columns-repeated="1012"/>
        </table:table-row>
        <table:table-row table:style-name="ro2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/>
          <table:table-cell office:value-type="string">
            <text:p>Bread</text:p>
          </table:table-cell>
          <table:table-cell office:value-type="string">
            <text:p>Cattle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13"/>
        </table:table-row>
        <table:table-row table:style-name="ro2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Braum Bearscarred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13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13"/>
        </table:table-row>
        <table:table-row table:style-name="ro2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13"/>
        </table:table-row>
        <table:table-row table:style-name="ro2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13"/>
        </table:table-row>
        <table:table-row table:style-name="ro2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13"/>
        </table:table-row>
        <table:table-row table:style-name="ro2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13"/>
        </table:table-row>
        <table:table-row table:style-name="ro2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4"/>
        </table:table-row>
        <table:table-row table:style-name="ro2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13"/>
        </table:table-row>
        <table:table-row table:style-name="ro2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3"/>
        </table:table-row>
        <table:table-row table:style-name="ro2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mall Mengugu</text:p>
          </table:table-cell>
          <table:table-cell table:style-name="ce7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13"/>
        </table:table-row>
        <table:table-row table:style-name="ro2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4"/>
        </table:table-row>
        <table:table-row table:style-name="ro2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4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4"/>
        </table:table-row>
        <table:table-row table:style-name="ro2" table:number-rows-repeated="104838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11/30/2022</text:date>, <text:time>21:2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11-30T21:27:54.73</dc:date>
    <meta:editing-duration>PT8H42M21S</meta:editing-duration>
    <meta:editing-cycles>12</meta:editing-cycles>
    <meta:generator>OpenOffice/4.1.12$Win32 OpenOffice.org_project/4112m1$Build-9809</meta:generator>
    <meta:document-statistic meta:table-count="3" meta:cell-count="814" meta:object-count="0"/>
  </office:meta>
</office:document-meta>
</file>